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3"/>
          <table:table-cell table:number-columns-repeated="12"/>
        </table:table-row>
        <table:table-row table:style-name="ro1">
          <table:table-cell table:number-columns-repeated="6"/>
          <table:table-cell table:style-name="ce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table:number-columns-repeated="2" office:value-type="float" office:value="943" calcext:value-type="float">
            <text:p>943</text:p>
          </table:table-cell>
          <table:table-cell office:value-type="float" office:value="952" calcext:value-type="float">
            <text:p>952</text:p>
          </table:table-cell>
          <table:table-cell office:value-type="float" office:value="943" calcext:value-type="float">
            <text:p>943</text:p>
          </table:table-cell>
          <table:table-cell office:value-type="float" office:value="946" calcext:value-type="float">
            <text:p>946</text:p>
          </table:table-cell>
          <table:table-cell office:value-type="float" office:value="635" calcext:value-type="float">
            <text:p>635</text:p>
          </table:table-cell>
          <table:table-cell office:value-type="float" office:value="224.405" calcext:value-type="float">
            <text:p>224,40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8.088" calcext:value-type="float">
            <text:p>8,088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0222365811813" calcext:value-type="float">
            <text:p>4,20222365811813</text:p>
          </table:table-cell>
          <table:table-cell table:formula="of:=[.C9]/[.H9]" office:value-type="float" office:value="4.20222365811813" calcext:value-type="float">
            <text:p>4,20222365811813</text:p>
          </table:table-cell>
          <table:table-cell table:formula="of:=[.D9]/[.H9]" office:value-type="float" office:value="4.24232971636104" calcext:value-type="float">
            <text:p>4,24232971636104</text:p>
          </table:table-cell>
          <table:table-cell table:formula="of:=[.E9]/[.H9]" office:value-type="float" office:value="4.20222365811813" calcext:value-type="float">
            <text:p>4,20222365811813</text:p>
          </table:table-cell>
          <table:table-cell table:formula="of:=[.F9]/[.H9]" office:value-type="float" office:value="4.2155923441991" calcext:value-type="float">
            <text:p>4,2155923441991</text:p>
          </table:table-cell>
          <table:table-cell table:formula="of:=[.G9]/[.H9]" office:value-type="float" office:value="2.82970522047191" calcext:value-type="float">
            <text:p>2,82970522047191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14.5895153313551" calcext:value-type="float">
            <text:p>14,5895153313551</text:p>
          </table:table-cell>
          <table:table-cell table:formula="of:=[.K9]/[.P9]" office:value-type="float" office:value="0.618199802176063" calcext:value-type="float">
            <text:p>0,618199802176063</text:p>
          </table:table-cell>
          <table:table-cell table:formula="of:=[.L9]/[.P9]" office:value-type="float" office:value="0.741839762611276" calcext:value-type="float">
            <text:p>0,741839762611276</text:p>
          </table:table-cell>
          <table:table-cell table:formula="of:=[.M9]/[.P9]" office:value-type="float" office:value="14.5895153313551" calcext:value-type="float">
            <text:p>14,5895153313551</text:p>
          </table:table-cell>
          <table:table-cell table:formula="of:=[.N9]/[.P9]" office:value-type="float" office:value="14.5895153313551" calcext:value-type="float">
            <text:p>14,5895153313551</text:p>
          </table:table-cell>
          <table:table-cell table:formula="of:=[.O9]/[.P9]" office:value-type="float" office:value="14.5895153313551" calcext:value-type="float">
            <text:p>14,58951533135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.00.0000</text:date>, <text:time style:data-style-name="N2" text:time-value="14:17:09.566231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5-06T16:06:38.007564525</dc:date>
    <meta:editing-duration>P16DT14H28M57S</meta:editing-duration>
    <meta:editing-cycles>26</meta:editing-cycles>
    <meta:generator>LibreOffice/6.0.7.3$Linux_X86_64 LibreOffice_project/00m0$Build-3</meta:generator>
    <meta:document-statistic meta:table-count="1" meta:cell-count="83" meta:object-count="0"/>
  </office:meta>
</office:document-meta>
</file>